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310000006C617D372BF560F94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5" style:family="table">
      <style:table-properties style:width="23.945cm" fo:margin-left="0cm" table:align="left" style:writing-mode="lr-tb"/>
    </style:style>
    <style:style style:name="Table5.A" style:family="table-column">
      <style:table-column-properties style:column-width="1.429cm"/>
    </style:style>
    <style:style style:name="Table5.I" style:family="table-column">
      <style:table-column-properties style:column-width="12.515cm"/>
    </style:style>
    <style:style style:name="Table5.1" style:family="table-row">
      <style:table-row-properties style:min-row-height="0.794cm"/>
    </style:style>
    <style:style style:name="Table5.A1" style:family="table-cell">
      <style:table-cell-properties style:vertical-align="" fo:background-color="#cccccc" style:border-line-width-left="0.03cm 0.03cm 0.03cm" style:border-line-width-top="0.03cm 0.03cm 0.03cm" style:border-line-width-bottom="0.03cm 0.03cm 0.03cm" fo:padding="0.097cm" fo:border-left="2.55pt double #808080" fo:border-right="none" fo:border-top="2.55pt double #808080" fo:border-bottom="2.55pt double #808080">
        <style:background-image/>
      </style:table-cell-properties>
    </style:style>
    <style:style style:name="Table5.I1" style:family="table-cell">
      <style:table-cell-properties style:vertical-align="" fo:background-color="#cccccc" style:border-line-width="0.03cm 0.03cm 0.03cm" fo:padding="0.097cm" fo:border="2.55pt double #808080">
        <style:background-image/>
      </style:table-cell-properties>
    </style:style>
    <style:style style:name="Table5.A2" style:family="table-cell">
      <style:table-cell-properties style:vertical-align="" fo:background-color="#cccccc" style:border-line-width-left="0.03cm 0.03cm 0.03cm" style:border-line-width-bottom="0.03cm 0.03cm 0.03cm" fo:padding="0.097cm" fo:border-left="2.55pt double #808080" fo:border-right="none" fo:border-top="none" fo:border-bottom="2.55pt double #808080">
        <style:background-image/>
      </style:table-cell-properties>
    </style:style>
    <style:style style:name="Table5.A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5.G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5.H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5.I3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2" style:family="table">
      <style:table-properties style:width="23.945cm" fo:margin-left="0cm" table:align="left" style:writing-mode="lr-tb"/>
    </style:style>
    <style:style style:name="Table2.A" style:family="table-column">
      <style:table-column-properties style:column-width="1.429cm"/>
    </style:style>
    <style:style style:name="Table2.I" style:family="table-column">
      <style:table-column-properties style:column-width="12.515cm"/>
    </style:style>
    <style:style style:name="Table2.1" style:family="table-row">
      <style:table-row-properties style:min-row-height="0.794cm" fo:keep-together="always"/>
    </style:style>
    <style:style style:name="Table2.A1" style:family="table-cell">
      <style:table-cell-properties style:vertical-align="" fo:background-color="#cccccc" style:border-line-width-left="0.03cm 0.03cm 0.03cm" style:border-line-width-top="0.03cm 0.03cm 0.03cm" style:border-line-width-bottom="0.03cm 0.03cm 0.03cm" fo:padding="0.097cm" fo:border-left="2.55pt double #808080" fo:border-right="none" fo:border-top="2.55pt double #808080" fo:border-bottom="2.55pt double #808080">
        <style:background-image/>
      </style:table-cell-properties>
    </style:style>
    <style:style style:name="Table2.I1" style:family="table-cell">
      <style:table-cell-properties style:vertical-align="" fo:background-color="#cccccc" style:border-line-width="0.03cm 0.03cm 0.03cm" fo:padding="0.097cm" fo:border="2.55pt double #808080">
        <style:background-image/>
      </style:table-cell-properties>
    </style:style>
    <style:style style:name="Table2.A2" style:family="table-cell">
      <style:table-cell-properties style:vertical-align="" fo:background-color="#cccccc" style:border-line-width-left="0.03cm 0.03cm 0.03cm" style:border-line-width-bottom="0.03cm 0.03cm 0.03cm" fo:padding="0.097cm" fo:border-left="2.55pt double #808080" fo:border-right="none" fo:border-top="none" fo:border-bottom="2.55pt double #808080">
        <style:background-image/>
      </style:table-cell-properties>
    </style:style>
    <style:style style:name="Table2.3" style:family="table-row">
      <style:table-row-properties fo:keep-together="always"/>
    </style:style>
    <style:style style:name="Table2.A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B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C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D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E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F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G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H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I3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2.4" style:family="table-row">
      <style:table-row-properties fo:keep-together="always"/>
    </style:style>
    <style:style style:name="Table2.A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B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C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D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E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F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G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H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I4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2.5" style:family="table-row">
      <style:table-row-properties fo:keep-together="always"/>
    </style:style>
    <style:style style:name="Table2.A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B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C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D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E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F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G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H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I5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2.6" style:family="table-row">
      <style:table-row-properties fo:keep-together="always"/>
    </style:style>
    <style:style style:name="Table2.A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B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C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D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E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F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G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H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I6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2.7" style:family="table-row">
      <style:table-row-properties fo:keep-together="always"/>
    </style:style>
    <style:style style:name="Table2.A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B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C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D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E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F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G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H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I7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2.8" style:family="table-row">
      <style:table-row-properties fo:keep-together="always"/>
    </style:style>
    <style:style style:name="Table2.A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B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C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D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E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F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G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H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I8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2.9" style:family="table-row">
      <style:table-row-properties fo:keep-together="always"/>
    </style:style>
    <style:style style:name="Table2.A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B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C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D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E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F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G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H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I9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2.10" style:family="table-row">
      <style:table-row-properties fo:keep-together="always"/>
    </style:style>
    <style:style style:name="Table2.A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B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C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D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E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F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G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H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I10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2.11" style:family="table-row">
      <style:table-row-properties fo:keep-together="always"/>
    </style:style>
    <style:style style:name="Table2.A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B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C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D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E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F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G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H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I11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2.12" style:family="table-row">
      <style:table-row-properties fo:keep-together="always"/>
    </style:style>
    <style:style style:name="Table2.A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B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C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D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E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F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G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H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I12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2.13" style:family="table-row">
      <style:table-row-properties fo:keep-together="always"/>
    </style:style>
    <style:style style:name="Table2.A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B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C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D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E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F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G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H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I13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" style:family="table">
      <style:table-properties style:width="23.945cm" fo:margin-left="0cm" table:align="left" style:writing-mode="lr-tb"/>
    </style:style>
    <style:style style:name="Table4.A" style:family="table-column">
      <style:table-column-properties style:column-width="1.429cm"/>
    </style:style>
    <style:style style:name="Table4.I" style:family="table-column">
      <style:table-column-properties style:column-width="12.515cm"/>
    </style:style>
    <style:style style:name="Table4.1" style:family="table-row">
      <style:table-row-properties style:min-row-height="0.794cm" fo:keep-together="always"/>
    </style:style>
    <style:style style:name="Table4.A1" style:family="table-cell">
      <style:table-cell-properties style:vertical-align="" fo:background-color="#cccccc" style:border-line-width-left="0.03cm 0.03cm 0.03cm" style:border-line-width-top="0.03cm 0.03cm 0.03cm" style:border-line-width-bottom="0.03cm 0.03cm 0.03cm" fo:padding="0.097cm" fo:border-left="2.55pt double #808080" fo:border-right="none" fo:border-top="2.55pt double #808080" fo:border-bottom="2.55pt double #808080">
        <style:background-image/>
      </style:table-cell-properties>
    </style:style>
    <style:style style:name="Table4.I1" style:family="table-cell">
      <style:table-cell-properties style:vertical-align="" fo:background-color="#cccccc" style:border-line-width="0.03cm 0.03cm 0.03cm" fo:padding="0.097cm" fo:border="2.55pt double #808080">
        <style:background-image/>
      </style:table-cell-properties>
    </style:style>
    <style:style style:name="Table4.A2" style:family="table-cell">
      <style:table-cell-properties style:vertical-align="" fo:background-color="#cccccc" style:border-line-width-left="0.03cm 0.03cm 0.03cm" style:border-line-width-bottom="0.03cm 0.03cm 0.03cm" fo:padding="0.097cm" fo:border-left="2.55pt double #808080" fo:border-right="none" fo:border-top="none" fo:border-bottom="2.55pt double #808080">
        <style:background-image/>
      </style:table-cell-properties>
    </style:style>
    <style:style style:name="Table4.3" style:family="table-row">
      <style:table-row-properties fo:keep-together="always"/>
    </style:style>
    <style:style style:name="Table4.A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F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H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3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.4" style:family="table-row">
      <style:table-row-properties fo:keep-together="always"/>
    </style:style>
    <style:style style:name="Table4.A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F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H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4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.5" style:family="table-row">
      <style:table-row-properties fo:keep-together="always"/>
    </style:style>
    <style:style style:name="Table4.A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F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H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5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.6" style:family="table-row">
      <style:table-row-properties fo:keep-together="always"/>
    </style:style>
    <style:style style:name="Table4.A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F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H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6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.7" style:family="table-row">
      <style:table-row-properties fo:keep-together="always"/>
    </style:style>
    <style:style style:name="Table4.A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F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H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7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.8" style:family="table-row">
      <style:table-row-properties fo:keep-together="always"/>
    </style:style>
    <style:style style:name="Table4.A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F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H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8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.9" style:family="table-row">
      <style:table-row-properties fo:keep-together="always"/>
    </style:style>
    <style:style style:name="Table4.A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F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H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9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.10" style:family="table-row">
      <style:table-row-properties fo:keep-together="always"/>
    </style:style>
    <style:style style:name="Table4.A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F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H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10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.11" style:family="table-row">
      <style:table-row-properties fo:keep-together="always"/>
    </style:style>
    <style:style style:name="Table4.A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F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H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11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.12" style:family="table-row">
      <style:table-row-properties fo:keep-together="always"/>
    </style:style>
    <style:style style:name="Table4.A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F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H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12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.13" style:family="table-row">
      <style:table-row-properties fo:keep-together="always"/>
    </style:style>
    <style:style style:name="Table4.A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13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.14" style:family="table-row">
      <style:table-row-properties fo:keep-together="always"/>
    </style:style>
    <style:style style:name="Table4.A1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1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1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1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1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1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14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32d21d" style:font-size-asian="14pt" style:font-weight-asian="bold" style:font-size-complex="14pt" style:font-weight-complex="bold"/>
    </style:style>
    <style:style style:name="P7" style:family="paragraph" style:parent-style-name="Header">
      <style:paragraph-properties fo:text-align="end" style:justify-single-word="false"/>
    </style:style>
    <style:style style:name="P8" style:family="paragraph" style:parent-style-name="Footer">
      <style:paragraph-properties fo:text-align="start" style:justify-single-word="false" text:number-lines="false" text:line-number="0">
        <style:tab-stops>
          <style:tab-stop style:position="7.62cm" style:type="center"/>
          <style:tab-stop style:position="17.595cm" style:type="right"/>
        </style:tab-stops>
      </style:paragraph-properties>
      <style:text-properties officeooo:paragraph-rsid="004b6d7a"/>
    </style:style>
    <style:style style:name="P9" style:family="paragraph" style:parent-style-name="Footer">
      <style:paragraph-properties fo:text-align="start" style:justify-single-word="false" text:number-lines="false" text:line-number="0">
        <style:tab-stops>
          <style:tab-stop style:position="7.62cm" style:type="center"/>
          <style:tab-stop style:position="23.959cm" style:type="right"/>
        </style:tab-stops>
      </style:paragraph-properties>
    </style:style>
    <style:style style:name="P10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11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7.595cm" style:type="right"/>
        </style:tab-stops>
      </style:paragraph-properties>
      <style:text-properties officeooo:paragraph-rsid="004b6d7a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officeooo:rsid="003971c4" officeooo:paragraph-rsid="003971c4"/>
    </style:style>
    <style:style style:name="P15" style:family="paragraph" style:parent-style-name="Table_20_Contents">
      <style:paragraph-properties fo:text-align="center" style:justify-single-word="false"/>
      <style:text-properties officeooo:rsid="003dc3a6" officeooo:paragraph-rsid="003dc3a6"/>
    </style:style>
    <style:style style:name="P16" style:family="paragraph" style:parent-style-name="Table_20_Contents">
      <style:text-properties officeooo:rsid="003dc3a6" officeooo:paragraph-rsid="003dc3a6"/>
    </style:style>
    <style:style style:name="P17" style:family="paragraph" style:parent-style-name="Table_20_Contents">
      <style:paragraph-properties fo:text-align="center" style:justify-single-word="false"/>
      <style:text-properties officeooo:rsid="003e6aee" officeooo:paragraph-rsid="003e6aee"/>
    </style:style>
    <style:style style:name="P18" style:family="paragraph" style:parent-style-name="Table_20_Contents">
      <style:text-properties officeooo:rsid="003e6aee" officeooo:paragraph-rsid="003e6aee"/>
    </style:style>
    <style:style style:name="P19" style:family="paragraph" style:parent-style-name="Table_20_Contents">
      <style:text-properties officeooo:rsid="003ead6c" officeooo:paragraph-rsid="003ead6c"/>
    </style:style>
    <style:style style:name="P20" style:family="paragraph" style:parent-style-name="Table_20_Contents">
      <style:paragraph-properties fo:text-align="center" style:justify-single-word="false"/>
      <style:text-properties officeooo:rsid="003ead6c" officeooo:paragraph-rsid="003ead6c"/>
    </style:style>
    <style:style style:name="P21" style:family="paragraph" style:parent-style-name="Table_20_Contents">
      <style:text-properties officeooo:rsid="00403451" officeooo:paragraph-rsid="00403451"/>
    </style:style>
    <style:style style:name="P22" style:family="paragraph" style:parent-style-name="List_20_Contents">
      <style:paragraph-properties fo:margin-left="0cm" fo:margin-right="0cm" fo:text-indent="0cm" style:auto-text-indent="false"/>
      <style:text-properties fo:font-size="12pt" fo:language="en" fo:country="US" style:font-size-asian="12pt" style:font-size-complex="12pt"/>
    </style:style>
    <style:style style:name="P23" style:family="paragraph" style:parent-style-name="Standard">
      <style:text-properties officeooo:paragraph-rsid="001c2594"/>
    </style:style>
    <style:style style:name="P24" style:family="paragraph" style:parent-style-name="Standard">
      <style:text-properties officeooo:rsid="002453de" officeooo:paragraph-rsid="002453de"/>
    </style:style>
    <style:style style:name="P25" style:family="paragraph" style:parent-style-name="Standard">
      <style:text-properties officeooo:rsid="002a022a" officeooo:paragraph-rsid="002a022a"/>
    </style:style>
    <style:style style:name="P26" style:family="paragraph" style:parent-style-name="Standard">
      <style:paragraph-properties fo:text-align="center" style:justify-single-word="false"/>
      <style:text-properties officeooo:rsid="003971c4" officeooo:paragraph-rsid="003971c4"/>
    </style:style>
    <style:style style:name="P27" style:family="paragraph" style:parent-style-name="Standard">
      <style:paragraph-properties fo:line-height="100%" fo:text-align="center" style:justify-single-word="false"/>
      <style:text-properties officeooo:rsid="003971c4" officeooo:paragraph-rsid="003971c4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31" style:family="paragraph" style:parent-style-name="Heading_20_1">
      <style:text-properties officeooo:rsid="002a022a" officeooo:paragraph-rsid="002a022a"/>
    </style:style>
    <style:style style:name="P32" style:family="paragraph" style:parent-style-name="Heading_20_1" style:list-style-name="">
      <style:paragraph-properties fo:orphans="2" fo:widows="2"/>
      <style:text-properties officeooo:rsid="002d8ca9" officeooo:paragraph-rsid="002d8ca9"/>
    </style:style>
    <style:style style:name="P33" style:family="paragraph" style:parent-style-name="Heading_20_1" style:master-page-name="First_20_Page">
      <style:paragraph-properties style:page-number="auto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2" style:list-style-name="">
      <style:paragraph-properties fo:orphans="2" fo:widows="2"/>
    </style:style>
    <style:style style:name="P36" style:family="paragraph" style:parent-style-name="Heading_20_2">
      <style:paragraph-properties fo:break-before="page"/>
    </style:style>
    <style:style style:name="P37" style:family="paragraph" style:parent-style-name="Standard" style:list-style-name="L1"/>
    <style:style style:name="P38" style:family="paragraph" style:parent-style-name="Standard" style:list-style-name="L1">
      <style:text-properties style:font-name="Times New Roman1"/>
    </style:style>
    <style:style style:name="P39" style:family="paragraph" style:parent-style-name="Standard" style:master-page-name="StdPortrait">
      <style:paragraph-properties style:page-number="auto"/>
    </style:style>
    <style:style style:name="P40" style:family="paragraph">
      <style:paragraph-properties style:writing-mode="lr-tb"/>
    </style:style>
    <style:style style:name="P41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2f173a" style:font-size-asian="8pt" style:font-size-complex="8pt"/>
    </style:style>
    <style:style style:name="T4" style:family="text">
      <style:text-properties fo:font-size="8pt" officeooo:rsid="0032d21d" style:font-size-asian="8pt" style:font-size-complex="8pt"/>
    </style:style>
    <style:style style:name="T5" style:family="text">
      <style:text-properties fo:font-size="8pt" officeooo:rsid="0016888d" style:font-size-asian="8pt" style:font-size-complex="8pt"/>
    </style:style>
    <style:style style:name="T6" style:family="text">
      <style:text-properties fo:font-size="8pt" officeooo:rsid="0032d21d" style:font-size-asian="8pt"/>
    </style:style>
    <style:style style:name="T7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T8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9" style:family="text">
      <style:text-properties fo:font-size="9pt" style:font-size-asian="9pt"/>
    </style:style>
    <style:style style:name="T10" style:family="text">
      <style:text-properties officeooo:rsid="003a0848"/>
    </style:style>
    <style:style style:name="T11" style:family="text">
      <style:text-properties officeooo:rsid="003e6aee"/>
    </style:style>
    <style:style style:name="T12" style:family="text">
      <style:text-properties fo:color="#000000" fo:font-size="12pt" style:font-name-asian="TimesNewRomanPSMT" style:font-size-asian="12pt" style:font-name-complex="TimesNewRomanPSMT" style:font-size-complex="12pt"/>
    </style:style>
    <style:style style:name="T13" style:family="text">
      <style:text-properties officeooo:rsid="002c7ff0"/>
    </style:style>
    <style:style style:name="T14" style:family="text">
      <style:text-properties officeooo:rsid="00218c75"/>
    </style:style>
    <style:style style:name="T15" style:family="text">
      <style:text-properties officeooo:rsid="002268db"/>
    </style:style>
    <style:style style:name="T16" style:family="text">
      <style:text-properties officeooo:rsid="002453de"/>
    </style:style>
    <style:style style:name="T17" style:family="text">
      <style:text-properties officeooo:rsid="0025e5ae"/>
    </style:style>
    <style:style style:name="T18" style:family="text">
      <style:text-properties officeooo:rsid="002a022a"/>
    </style:style>
    <style:style style:name="T19" style:family="text">
      <style:text-properties officeooo:rsid="002be2f4"/>
    </style:style>
    <style:style style:name="T20" style:family="text">
      <style:text-properties officeooo:rsid="0031a059"/>
    </style:style>
    <style:style style:name="T21" style:family="text">
      <style:text-properties officeooo:rsid="0034e515"/>
    </style:style>
    <style:style style:name="T22" style:family="text">
      <style:text-properties officeooo:rsid="003971c4"/>
    </style:style>
    <style:style style:name="T23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">Introduction (Informative)</text:h>
      <text:p text:style-name="Standard">This <text:span text:style-name="T17">s</text:span><text:span text:style-name="T8">tandard</text:span> describes the format and allocation of OpenLCB <text:span text:style-name="T14">E</text:span>vent <text:span text:style-name="T14">I</text:span>dentifiers (<text:span text:style-name="T14">E</text:span>vent IDs). It is not specific to any wire protocol.</text:p>
      <text:h text:style-name="P31" text:outline-level="1">Intended use (Informative)</text:h>
      <text:p text:style-name="P25">This standard defines the fo<text:span text:style-name="T19">r</text:span>mat and allocation of Event Identifiers. <text:s/>Event Identifiers are typically used with the Event Transport protocol <text:span text:style-name="T19">and are globally unique.</text:span></text:p>
      <text:h text:style-name="Heading_20_1" text:outline-level="1">References and Context <text:span text:style-name="T18">(Normative</text:span>)</text:h>
      <text:p text:style-name="Standard">This S<text:span text:style-name="T8">tandard</text:span> is in the context of the following OpenLCB Standards:</text:p>
      <text:list xml:id="list1196023471226965229" text:style-name="L1">
        <text:list-item>
          <text:p text:style-name="P38">The Message Network Standard, which <text:span text:style-name="T12">defines the basic messages and how they interact. Higher-level protocols are based on this message network, but are defined elsewhere.</text:span></text:p>
        </text:list-item>
        <text:list-item>
          <text:p text:style-name="P37">The Event Transport Standard, which defines the protocol for transporting events.</text:p>
        </text:list-item>
        <text:list-item>
          <text:p text:style-name="P37">The Unique Identifiers Standard w<text:span text:style-name="T20">hi</text:span>ch defines the format and allocation of unique 48-bit identifiers.</text:p>
        </text:list-item>
      </text:list>
      <text:h text:style-name="Heading_20_1" text:outline-level="1">Format <text:span text:style-name="T21">(Normative)</text:span></text:h>
      <text:p text:style-name="Standard">An OpenLCB event identifier shall be eight bytes of eight bits each. <text:s/>Except as specifically noted within this document, the upper 6-bytes are represented by a uniquely assigned Node ID.</text:p>
      <text:p text:style-name="P23">The order of bytes in an OpenLCB <text:span text:style-name="T15">E</text:span>vent I<text:span text:style-name="T15">dentifier</text:span> shall be considered significant. The most-significant byte shall be transmitted first during communication operations. The most-significant byte shall be written first (left-most in Western format) in any human-readable representation. <text:s/><text:span text:style-name="T13">Within the tables below, byte 1 is considered the most-significant byte, while byte 8 is considered the least significant byte.</text:span></text:p>
      <text:h text:style-name="P32" text:outline-level="1"/>
      <text:h text:style-name="P34" text:outline-level="1">Allocation <text:span text:style-name="T21">(Normative)</text:span></text:h>
      <text:h text:style-name="Heading_20_2" text:outline-level="2"><text:bookmark-start text:name="__RefHeading__4550_137083667"/>Node ID Based<text:bookmark-end text:name="__RefHeading__4550_137083667"/></text:h>
      <table:table table:name="Table5" table:style-name="Table5">
        <table:table-column table:style-name="Table5.A" table:number-columns-repeated="8"/>
        <table:table-column table:style-name="Table5.I"/>
        <table:table-row table:style-name="Table5.1">
          <table:table-cell table:style-name="Table5.A1" table:number-columns-spanned="6" office:value-type="string">
            <text:p text:style-name="P12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A1" table:number-columns-spanned="2" office:value-type="string">
            <text:p text:style-name="P12">Suffix</text:p>
          </table:table-cell>
          <table:covered-table-cell/>
          <table:table-cell table:style-name="Table5.I1" table:number-rows-spanned="2" office:value-type="string">
            <text:p text:style-name="P12">Description</text:p>
          </table:table-cell>
        </table:table-row>
        <table:table-row table:style-name="Table5.1">
          <table:table-cell table:style-name="Table5.A2" office:value-type="string">
            <text:p text:style-name="P12">Byte 1</text:p>
          </table:table-cell>
          <table:table-cell table:style-name="Table5.A2" office:value-type="string">
            <text:p text:style-name="P12">Byte 2</text:p>
          </table:table-cell>
          <table:table-cell table:style-name="Table5.A2" office:value-type="string">
            <text:p text:style-name="P12">Byte 3</text:p>
          </table:table-cell>
          <table:table-cell table:style-name="Table5.A2" office:value-type="string">
            <text:p text:style-name="P12">Byte 4</text:p>
          </table:table-cell>
          <table:table-cell table:style-name="Table5.A2" office:value-type="string">
            <text:p text:style-name="P12">Byte 5</text:p>
          </table:table-cell>
          <table:table-cell table:style-name="Table5.A2" office:value-type="string">
            <text:p text:style-name="P12">Byte 6</text:p>
          </table:table-cell>
          <table:table-cell table:style-name="Table5.A2" office:value-type="string">
            <text:p text:style-name="P12">Byte 7</text:p>
          </table:table-cell>
          <table:table-cell table:style-name="Table5.A2" office:value-type="string">
            <text:p text:style-name="P12">Byte 8</text:p>
          </table:table-cell>
          <table:covered-table-cell/>
        </table:table-row>
        <table:table-row>
          <table:table-cell table:style-name="Table5.A3" table:number-columns-spanned="6" office:value-type="string">
            <text:p text:style-name="P13">6-byte Uniquely Assigned Node I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H3" office:value-type="string">
            <text:p text:style-name="P13">*</text:p>
          </table:table-cell>
          <table:table-cell table:style-name="Table5.H3" office:value-type="string">
            <text:p text:style-name="P13">*</text:p>
          </table:table-cell>
          <table:table-cell table:style-name="Table5.I3" office:value-type="string">
            <text:p text:style-name="Table_20_Contents">Assigned Node ID event</text:p>
          </table:table-cell>
        </table:table-row>
      </table:table>
      <text:p text:style-name="Standard"/>
      <text:h text:style-name="P36" text:outline-level="2">Well-Known Automatically-Routed</text:h>
      <text:p text:style-name="P24">The following Event Identifiers are automatically routed between OpenLCB segments through gateways.</text:p>
      <table:table table:name="Table2" table:style-name="Table2">
        <table:table-column table:style-name="Table2.A" table:number-columns-repeated="8"/>
        <table:table-column table:style-name="Table2.I"/>
        <table:table-header-rows>
          <table:table-row table:style-name="Table2.1">
            <table:table-cell table:style-name="Table2.A1" table:number-columns-spanned="6" office:value-type="string">
              <text:p text:style-name="P12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2.A1" table:number-columns-spanned="2" office:value-type="string">
              <text:p text:style-name="P12">Suffix</text:p>
            </table:table-cell>
            <table:covered-table-cell/>
            <table:table-cell table:style-name="Table2.I1" table:number-rows-spanned="2" office:value-type="string">
              <text:p text:style-name="P12">Description</text:p>
            </table:table-cell>
          </table:table-row>
          <table:table-row table:style-name="Table2.1">
            <table:table-cell table:style-name="Table2.A2" office:value-type="string">
              <text:p text:style-name="P12">Byte 1</text:p>
            </table:table-cell>
            <table:table-cell table:style-name="Table2.A2" office:value-type="string">
              <text:p text:style-name="P12">Byte 2</text:p>
            </table:table-cell>
            <table:table-cell table:style-name="Table2.A2" office:value-type="string">
              <text:p text:style-name="P12">Byte 3</text:p>
            </table:table-cell>
            <table:table-cell table:style-name="Table2.A2" office:value-type="string">
              <text:p text:style-name="P12">Byte 4</text:p>
            </table:table-cell>
            <table:table-cell table:style-name="Table2.A2" office:value-type="string">
              <text:p text:style-name="P12">Byte 5</text:p>
            </table:table-cell>
            <table:table-cell table:style-name="Table2.A2" office:value-type="string">
              <text:p text:style-name="P12">Byte 6</text:p>
            </table:table-cell>
            <table:table-cell table:style-name="Table2.A2" office:value-type="string">
              <text:p text:style-name="P12">Byte 7</text:p>
            </table:table-cell>
            <table:table-cell table:style-name="Table2.A2" office:value-type="string">
              <text:p text:style-name="P12">Byte 8</text:p>
            </table:table-cell>
            <table:covered-table-cell/>
          </table:table-row>
          <table:table-row table:style-name="Table2.3">
            <table:table-cell table:style-name="Table2.A13" table:number-rows-spanned="11" office:value-type="string">
              <text:p text:style-name="P13">01</text:p>
            </table:table-cell>
            <table:table-cell table:style-name="Table2.B13" table:number-rows-spanned="11" office:value-type="string">
              <text:p text:style-name="P13">00</text:p>
            </table:table-cell>
            <table:table-cell table:style-name="Table2.H12" office:value-type="string">
              <text:p text:style-name="P13">*</text:p>
            </table:table-cell>
            <table:table-cell table:style-name="Table2.H12" office:value-type="string">
              <text:p text:style-name="P13">*</text:p>
            </table:table-cell>
            <table:table-cell table:style-name="Table2.H12" office:value-type="string">
              <text:p text:style-name="P13">*</text:p>
            </table:table-cell>
            <table:table-cell table:style-name="Table2.H12" office:value-type="string">
              <text:p text:style-name="P13">*</text:p>
            </table:table-cell>
            <table:table-cell table:style-name="Table2.H12" office:value-type="string">
              <text:p text:style-name="P13">*</text:p>
            </table:table-cell>
            <table:table-cell table:style-name="Table2.H12" office:value-type="string">
              <text:p text:style-name="P13">*</text:p>
            </table:table-cell>
            <table:table-cell table:style-name="Table2.I12" office:value-type="string">
              <text:p text:style-name="P21">Well-Known Automatically-Routed Event Identifiers</text:p>
            </table:table-cell>
          </table:table-row>
        </table:table-header-rows>
        <table:table-row table:style-name="Table2.4">
          <table:covered-table-cell/>
          <table:covered-table-cell/>
          <table:table-cell table:style-name="Table2.H13" table:number-rows-spanned="10" office:value-type="string">
            <text:p text:style-name="P13">00</text:p>
          </table:table-cell>
          <table:table-cell table:style-name="Table2.H13" table:number-rows-spanned="10" office:value-type="string">
            <text:p text:style-name="P13">00</text:p>
          </table:table-cell>
          <table:table-cell table:style-name="Table2.H13" table:number-rows-spanned="10" office:value-type="string">
            <text:p text:style-name="P13">00</text:p>
          </table:table-cell>
          <table:table-cell table:style-name="Table2.H13" table:number-rows-spanned="10" office:value-type="string">
            <text:p text:style-name="P13">00</text:p>
          </table:table-cell>
          <table:table-cell table:style-name="Table2.H12" office:value-type="string">
            <text:p text:style-name="P13">FF</text:p>
          </table:table-cell>
          <table:table-cell table:style-name="Table2.H12" office:value-type="string">
            <text:p text:style-name="P13">FF</text:p>
          </table:table-cell>
          <table:table-cell table:style-name="Table2.I12" office:value-type="string">
            <text:p text:style-name="Table_20_Contents">Emergency off (de-energize)</text:p>
          </table:table-cell>
        </table:table-row>
        <table:table-row table:style-name="Table2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3">FF</text:p>
          </table:table-cell>
          <table:table-cell table:style-name="Table2.H12" office:value-type="string">
            <text:p text:style-name="P13">FE</text:p>
          </table:table-cell>
          <table:table-cell table:style-name="Table2.I12" office:value-type="string">
            <text:p text:style-name="Table_20_Contents">Clear emergency off (energize)</text:p>
          </table:table-cell>
        </table:table-row>
        <table:table-row table:style-name="Table2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3">FF</text:p>
          </table:table-cell>
          <table:table-cell table:style-name="Table2.H12" office:value-type="string">
            <text:p text:style-name="P13">FD</text:p>
          </table:table-cell>
          <table:table-cell table:style-name="Table2.I12" office:value-type="string">
            <text:p text:style-name="Table_20_Contents">Emergency stop of all operations</text:p>
          </table:table-cell>
        </table:table-row>
        <table:table-row table:style-name="Table2.7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3">FF</text:p>
          </table:table-cell>
          <table:table-cell table:style-name="Table2.H12" office:value-type="string">
            <text:p text:style-name="P13">FC</text:p>
          </table:table-cell>
          <table:table-cell table:style-name="Table2.I12" office:value-type="string">
            <text:p text:style-name="Table_20_Contents">Clear emergency stop of all operations</text:p>
          </table:table-cell>
        </table:table-row>
        <table:table-row table:style-name="Table2.8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3">FF</text:p>
          </table:table-cell>
          <table:table-cell table:style-name="Table2.H12" office:value-type="string">
            <text:p text:style-name="P13">F8</text:p>
          </table:table-cell>
          <table:table-cell table:style-name="Table2.I12" office:value-type="string">
            <text:p text:style-name="Table_20_Contents">Node recorded a new log entry</text:p>
          </table:table-cell>
        </table:table-row>
        <table:table-row table:style-name="Table2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3">FE</text:p>
          </table:table-cell>
          <table:table-cell table:style-name="Table2.H12" office:value-type="string">
            <text:p text:style-name="P13">00</text:p>
          </table:table-cell>
          <table:table-cell table:style-name="Table2.I12" office:value-type="string">
            <text:p text:style-name="Table_20_Contents">Ident button combination pressed</text:p>
          </table:table-cell>
        </table:table-row>
        <table:table-row table:style-name="Table2.10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3">FD</text:p>
          </table:table-cell>
          <table:table-cell table:style-name="Table2.H12" office:value-type="string">
            <text:p text:style-name="P13">01</text:p>
          </table:table-cell>
          <table:table-cell table:style-name="Table2.I12" office:value-type="string">
            <text:p text:style-name="Table_20_Contents">Link error code 1 – the specific meaning is link wire protocol specific</text:p>
          </table:table-cell>
        </table:table-row>
        <table:table-row table:style-name="Table2.1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3">FD</text:p>
          </table:table-cell>
          <table:table-cell table:style-name="Table2.H12" office:value-type="string">
            <text:p text:style-name="P13">02</text:p>
          </table:table-cell>
          <table:table-cell table:style-name="Table2.I12" office:value-type="string">
            <text:p text:style-name="Table_20_Contents">Link error code 2</text:p>
          </table:table-cell>
        </table:table-row>
        <table:table-row table:style-name="Table2.1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3">FD</text:p>
          </table:table-cell>
          <table:table-cell table:style-name="Table2.H12" office:value-type="string">
            <text:p text:style-name="P13">03</text:p>
          </table:table-cell>
          <table:table-cell table:style-name="Table2.I12" office:value-type="string">
            <text:p text:style-name="Table_20_Contents">Link error code 3</text:p>
          </table:table-cell>
        </table:table-row>
        <table:table-row table:style-name="Table2.1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3" office:value-type="string">
            <text:p text:style-name="P13">FD</text:p>
          </table:table-cell>
          <table:table-cell table:style-name="Table2.H13" office:value-type="string">
            <text:p text:style-name="P13">04</text:p>
          </table:table-cell>
          <table:table-cell table:style-name="Table2.I13" office:value-type="string">
            <text:p text:style-name="Table_20_Contents">Link error code 4</text:p>
          </table:table-cell>
        </table:table-row>
      </table:table>
      <text:h text:style-name="P35" text:outline-level="2"/>
      <text:h text:style-name="P36" text:outline-level="2">Well-Known</text:h>
      <text:p text:style-name="Standard">The following <text:span text:style-name="T16">E</text:span>vent <text:span text:style-name="T16">I</text:span>dentifiers are not automatically routed.</text:p>
      <table:table table:name="Table4" table:style-name="Table4">
        <table:table-column table:style-name="Table4.A" table:number-columns-repeated="8"/>
        <table:table-column table:style-name="Table4.I"/>
        <table:table-header-rows>
          <table:table-row table:style-name="Table4.1">
            <table:table-cell table:style-name="Table4.A1" table:number-columns-spanned="6" office:value-type="string">
              <text:p text:style-name="P12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4.A1" table:number-columns-spanned="2" office:value-type="string">
              <text:p text:style-name="P12">Suffix</text:p>
            </table:table-cell>
            <table:covered-table-cell/>
            <table:table-cell table:style-name="Table4.I1" table:number-rows-spanned="2" office:value-type="string">
              <text:p text:style-name="P12">Description</text:p>
            </table:table-cell>
          </table:table-row>
          <table:table-row table:style-name="Table4.1">
            <table:table-cell table:style-name="Table4.A2" office:value-type="string">
              <text:p text:style-name="P12">Byte 1</text:p>
            </table:table-cell>
            <table:table-cell table:style-name="Table4.A2" office:value-type="string">
              <text:p text:style-name="P12">Byte 2</text:p>
            </table:table-cell>
            <table:table-cell table:style-name="Table4.A2" office:value-type="string">
              <text:p text:style-name="P12">Byte 3</text:p>
            </table:table-cell>
            <table:table-cell table:style-name="Table4.A2" office:value-type="string">
              <text:p text:style-name="P12">Byte 4</text:p>
            </table:table-cell>
            <table:table-cell table:style-name="Table4.A2" office:value-type="string">
              <text:p text:style-name="P12">Byte 5</text:p>
            </table:table-cell>
            <table:table-cell table:style-name="Table4.A2" office:value-type="string">
              <text:p text:style-name="P12">Byte 6</text:p>
            </table:table-cell>
            <table:table-cell table:style-name="Table4.A2" office:value-type="string">
              <text:p text:style-name="P12">Byte 7</text:p>
            </table:table-cell>
            <table:table-cell table:style-name="Table4.A2" office:value-type="string">
              <text:p text:style-name="P12">Byte 8</text:p>
            </table:table-cell>
            <table:covered-table-cell/>
          </table:table-row>
          <table:table-row table:style-name="Table4.3">
            <table:table-cell table:style-name="Table4.A14" table:number-rows-spanned="12" office:value-type="string">
              <text:p text:style-name="P20">01</text:p>
              <text:p text:style-name="P26"/>
              <text:p text:style-name="P13"/>
            </table:table-cell>
            <table:table-cell table:style-name="Table4.B14" table:number-rows-spanned="12" office:value-type="string">
              <text:p text:style-name="P20">01</text:p>
              <text:p text:style-name="P26"/>
              <text:p text:style-name="P13"/>
            </table:table-cell>
            <table:table-cell table:style-name="Table4.C12" office:value-type="string">
              <text:p text:style-name="P13">*</text:p>
            </table:table-cell>
            <table:table-cell table:style-name="Table4.D12" office:value-type="string">
              <text:p text:style-name="P13">*</text:p>
            </table:table-cell>
            <table:table-cell table:style-name="Table4.E12" office:value-type="string">
              <text:p text:style-name="P13">*</text:p>
            </table:table-cell>
            <table:table-cell table:style-name="Table4.F12" office:value-type="string">
              <text:p text:style-name="P13">*</text:p>
            </table:table-cell>
            <table:table-cell table:style-name="Table4.D13" office:value-type="string">
              <text:p text:style-name="P13">*</text:p>
            </table:table-cell>
            <table:table-cell table:style-name="Table4.D13" office:value-type="string">
              <text:p text:style-name="P13">*</text:p>
            </table:table-cell>
            <table:table-cell table:style-name="Table4.I12" office:value-type="string">
              <text:p text:style-name="P19">Well-Known Event Identifiers</text:p>
            </table:table-cell>
          </table:table-row>
        </table:table-header-rows>
        <table:table-row table:style-name="Table4.4">
          <table:covered-table-cell/>
          <table:covered-table-cell/>
          <table:table-cell table:style-name="Table4.C12" table:number-rows-spanned="9" office:value-type="string">
            <text:p text:style-name="P13">00</text:p>
          </table:table-cell>
          <table:table-cell table:style-name="Table4.D12" table:number-rows-spanned="9" office:value-type="string">
            <text:p text:style-name="P13">00</text:p>
          </table:table-cell>
          <table:table-cell table:style-name="Table4.E12" table:number-rows-spanned="9" office:value-type="string">
            <text:p text:style-name="P13">00</text:p>
          </table:table-cell>
          <table:table-cell table:style-name="Table4.F12" table:number-rows-spanned="9" office:value-type="string">
            <text:p text:style-name="P13">00</text:p>
          </table:table-cell>
          <table:table-cell table:style-name="Table4.D13" office:value-type="string">
            <text:p text:style-name="P13">02</text:p>
          </table:table-cell>
          <table:table-cell table:style-name="Table4.D13" office:value-type="string">
            <text:p text:style-name="P13">01</text:p>
          </table:table-cell>
          <table:table-cell table:style-name="Table4.I12" office:value-type="string">
            <text:p text:style-name="Table_20_Contents">Duplicate Node ID <text:span text:style-name="T10">D</text:span>etected</text:p>
          </table:table-cell>
        </table:table-row>
        <table:table-row table:style-name="Table4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3" office:value-type="string">
            <text:p text:style-name="P13">03</text:p>
          </table:table-cell>
          <table:table-cell table:style-name="Table4.D13" office:value-type="string">
            <text:p text:style-name="P13">*</text:p>
          </table:table-cell>
          <table:table-cell table:style-name="Table4.I12" office:value-type="string">
            <text:p text:style-name="Table_20_Contents">Reserved for <text:span text:style-name="T11">Traction</text:span> Protocol</text:p>
          </table:table-cell>
        </table:table-row>
        <table:table-row table:style-name="Table4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3" office:value-type="string">
            <text:p text:style-name="P13">03</text:p>
          </table:table-cell>
          <table:table-cell table:style-name="Table4.D13" office:value-type="string">
            <text:p text:style-name="P13">01</text:p>
          </table:table-cell>
          <table:table-cell table:style-name="Table4.I12" office:value-type="string">
            <text:p text:style-name="Table_20_Contents">Reserved</text:p>
          </table:table-cell>
        </table:table-row>
        <table:table-row table:style-name="Table4.7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3" office:value-type="string">
            <text:p text:style-name="P13">03</text:p>
          </table:table-cell>
          <table:table-cell table:style-name="Table4.D13" office:value-type="string">
            <text:p text:style-name="P13">02</text:p>
          </table:table-cell>
          <table:table-cell table:style-name="Table4.I12" office:value-type="string">
            <text:p text:style-name="Table_20_Contents">Reserved</text:p>
          </table:table-cell>
        </table:table-row>
        <table:table-row table:style-name="Table4.8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3" office:value-type="string">
            <text:p text:style-name="P13">03</text:p>
          </table:table-cell>
          <table:table-cell table:style-name="Table4.D13" office:value-type="string">
            <text:p text:style-name="P13">03</text:p>
          </table:table-cell>
          <table:table-cell table:style-name="Table4.I12" office:value-type="string">
            <text:p text:style-name="Table_20_Contents">This node is a Train</text:p>
          </table:table-cell>
        </table:table-row>
        <table:table-row table:style-name="Table4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G9" office:value-type="string">
            <text:p text:style-name="P13">03</text:p>
          </table:table-cell>
          <table:table-cell table:style-name="Table4.H9" office:value-type="string">
            <text:p text:style-name="P13">04</text:p>
          </table:table-cell>
          <table:table-cell table:style-name="Table4.I9" office:value-type="string">
            <text:p text:style-name="Table_20_Contents">This node is a Traction Proxy</text:p>
          </table:table-cell>
        </table:table-row>
        <table:table-row table:style-name="Table4.10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12" office:value-type="string">
            <text:p text:style-name="P17">06</text:p>
          </table:table-cell>
          <table:table-cell table:style-name="Table4.H12" office:value-type="string">
            <text:p text:style-name="P13">*</text:p>
          </table:table-cell>
          <table:table-cell table:style-name="Table4.I12" office:value-type="string">
            <text:p text:style-name="P18">Reserved for Firmware Upgrade Protocol</text:p>
          </table:table-cell>
        </table:table-row>
        <table:table-row table:style-name="Table4.1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12" office:value-type="string">
            <text:p text:style-name="P15">06</text:p>
          </table:table-cell>
          <table:table-cell table:style-name="Table4.H12" office:value-type="string">
            <text:p text:style-name="P15">01</text:p>
          </table:table-cell>
          <table:table-cell table:style-name="Table4.I12" office:value-type="string">
            <text:p text:style-name="P16">Firmware Corrupted</text:p>
          </table:table-cell>
        </table:table-row>
        <table:table-row table:style-name="Table4.1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12" office:value-type="string">
            <text:p text:style-name="P15">06</text:p>
          </table:table-cell>
          <table:table-cell table:style-name="Table4.H12" office:value-type="string">
            <text:p text:style-name="P15">02</text:p>
          </table:table-cell>
          <table:table-cell table:style-name="Table4.I12" office:value-type="string">
            <text:p text:style-name="P16">Firmware Upgrade Request by Hardware Switch</text:p>
          </table:table-cell>
        </table:table-row>
        <table:table-row table:style-name="Table4.13">
          <table:covered-table-cell/>
          <table:covered-table-cell/>
          <table:table-cell table:style-name="Table4.D13" office:value-type="string">
            <text:p text:style-name="P26">01</text:p>
          </table:table-cell>
          <table:table-cell table:style-name="Table4.D13" office:value-type="string">
            <text:p text:style-name="P26">00</text:p>
          </table:table-cell>
          <table:table-cell table:style-name="Table4.E13" table:number-columns-spanned="2" office:value-type="string">
            <text:p text:style-name="P27">CBUS<text:line-break/>Node ID</text:p>
          </table:table-cell>
          <table:covered-table-cell/>
          <table:table-cell table:style-name="Table4.G13" table:number-columns-spanned="2" office:value-type="string">
            <text:p text:style-name="P28">CBUS<text:line-break/>Event ID</text:p>
          </table:table-cell>
          <table:covered-table-cell/>
          <table:table-cell table:style-name="Table4.I13" office:value-type="string">
            <text:p text:style-name="Standard">Subset of the assigned Node ID space for CBUS mapped nodes. Node ID is 00.00 for short events. This range is an ON request.</text:p>
          </table:table-cell>
        </table:table-row>
        <table:table-row table:style-name="Table4.14">
          <table:covered-table-cell/>
          <table:covered-table-cell/>
          <table:table-cell table:style-name="Table4.D14" office:value-type="string">
            <text:p text:style-name="P26">01</text:p>
          </table:table-cell>
          <table:table-cell table:style-name="Table4.D14" office:value-type="string">
            <text:p text:style-name="P26">01</text:p>
          </table:table-cell>
          <table:table-cell table:style-name="Table4.E14" table:number-columns-spanned="2" office:value-type="string">
            <text:p text:style-name="P26">CBUS<text:line-break/>Node ID</text:p>
          </table:table-cell>
          <table:covered-table-cell/>
          <table:table-cell table:style-name="Table4.G14" table:number-columns-spanned="2" office:value-type="string">
            <text:p text:style-name="P14">CBUS<text:line-break/>Event ID</text:p>
          </table:table-cell>
          <table:covered-table-cell/>
          <table:table-cell table:style-name="Table4.I14" office:value-type="string">
            <text:p text:style-name="Standard">Subset of the assigned Node ID space for CBUS mapped nodes. Node ID is 00.00 for short events. This range is an <text:span text:style-name="T22">OFF</text:span> request.</text:p>
          </table:table-cell>
        </table:table-row>
      </table:table>
      <text:p text:style-name="P3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9"><text:s/>1 Introduction (Informative)<text:tab/>1</text:p>
          <text:p text:style-name="P29"><text:s/>2 Intended use (Informative)<text:tab/>1</text:p>
          <text:p text:style-name="P29"><text:s/>3 References and Context (Normative)<text:tab/>1</text:p>
          <text:p text:style-name="P29"><text:s/>4 Format (Normative)<text:tab/>1</text:p>
          <text:p text:style-name="P29"><text:s/>5 Allocation (Normative)<text:tab/>2</text:p>
          <text:p text:style-name="P30"><text:s/>5.1 Node ID Based<text:tab/>2</text:p>
          <text:p text:style-name="P30"><text:s/>5.2 Well-Known Automatically-Routed<text:tab/>3</text:p>
          <text:p text:style-name="P30"><text:s/>5.3 Well-Known<text:tab/>4</text:p>
        </text:index-body>
      </text:table-of-content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52cm" draw:distance="0.052cm"/>
    <draw:stroke-dash draw:name="Dashed_20__28_var_29__20_3" draw:display-name="Dashed (var) 3" draw:style="rect" draw:dots1="1" draw:dots1-length="0.079cm" draw:distance="0.07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cm" loext:contextual-spacing="false" fo:orphans="2" fo:widows="2" fo:text-indent="0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 style:page-number="auto" fo:keep-with-next="always"/>
      <style:text-properties style:font-name="Arial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 style:writing-mode="lr-tb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14pt" fo:language="en" fo:country="US" style:font-name-asian="Arial1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24pt" fo:language="en" fo:country="US" fo:font-weight="bold" style:font-name-asian="Arial1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ext" style:family="paragraph" style:parent-style-name="Caption" style:class="extra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028cm" fo:margin-left="0.457cm" fo:margin-right="0.025cm" table:align="margins" style:writing-mode="lr-tb"/>
    </style:style>
    <style:style style:name="Table1.A" style:family="table-column">
      <style:table-column-properties style:column-width="8.407cm" style:rel-column-width="34372*"/>
    </style:style>
    <style:style style:name="Table1.B" style:family="table-column">
      <style:table-column-properties style:column-width="0.148cm" style:rel-column-width="605*"/>
    </style:style>
    <style:style style:name="Table1.C" style:family="table-column">
      <style:table-column-properties style:column-width="4.145cm" style:rel-column-width="16948*"/>
    </style:style>
    <style:style style:name="Table1.D" style:family="table-column">
      <style:table-column-properties style:column-width="3.328cm" style:rel-column-width="1361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191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 style:parent-style-name="Footer">
      <style:paragraph-properties fo:text-align="start" style:justify-single-word="false" text:number-lines="false" text:line-number="0">
        <style:tab-stops>
          <style:tab-stop style:position="7.62cm" style:type="center"/>
          <style:tab-stop style:position="17.595cm" style:type="right"/>
        </style:tab-stops>
      </style:paragraph-properties>
      <style:text-properties officeooo:paragraph-rsid="004b6d7a"/>
    </style:style>
    <style:style style:name="MP3" style:family="paragraph" style:parent-style-name="Header">
      <style:text-properties fo:language="zxx" fo:country="none" style:language-asian="zxx" style:country-asian="none"/>
    </style:style>
    <style:style style:name="MP4" style:family="paragraph" style:parent-style-name="Header">
      <style:paragraph-properties style:snap-to-layout-grid="false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32d21d" style:font-size-asian="14pt" style:font-weight-asian="bold" style:font-size-complex="14pt" style:font-weight-complex="bold"/>
    </style:style>
    <style:style style:name="MP7" style:family="paragraph" style:parent-style-name="Header">
      <style:paragraph-properties fo:text-align="end" style:justify-single-word="false"/>
    </style:style>
    <style:style style:name="MP8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P9" style:family="paragraph">
      <style:paragraph-properties style:writing-mode="lr-tb"/>
    </style:style>
    <style:style style:name="MP10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11" style:family="paragraph" style:parent-style-name="Footer">
      <style:paragraph-properties fo:text-align="start" style:justify-single-word="false" text:number-lines="false" text:line-number="0">
        <style:tab-stops>
          <style:tab-stop style:position="7.62cm" style:type="center"/>
          <style:tab-stop style:position="23.959cm" style:type="right"/>
        </style:tab-stops>
      </style:paragraph-properties>
    </style:style>
    <style:style style:name="MP12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MP13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7.595cm" style:type="right"/>
        </style:tab-stops>
      </style:paragraph-properties>
      <style:text-properties officeooo:paragraph-rsid="004b6d7a"/>
    </style:style>
    <style:style style:name="MT1" style:family="text">
      <style:text-properties fo:font-size="8pt" officeooo:rsid="0016888d" style:font-size-asian="8pt" style:font-size-complex="8pt"/>
    </style:style>
    <style:style style:name="MT2" style:family="text">
      <style:text-properties fo:font-size="8pt" officeooo:rsid="0032d21d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style:font-name="Times New Roman1" fo:font-size="1pt" style:font-name-asian="Times New Roman1" style:font-name-complex="Times New Roman1"/>
    </style:style>
    <style:style style:name="MT5" style:family="text">
      <style:text-properties fo:font-size="8pt" officeooo:rsid="002f173a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7.94cm" fo:page-height="21.59cm" style:num-format="1" style:print-orientation="landscape" fo:margin-top="0.635cm" fo:margin-bottom="0.635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635cm" fo:margin-bottom="0.635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05cm" fo:margin-left="0cm" fo:margin-right="0cm" fo:margin-bottom="1.803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number:number-style style:name="N0">
      <number:number number:min-integer-digits="1"/>
    </number:number-style>
    <number:date-style style:name="N109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OpenLCB Event Identifiers Standard</text:p>
      </style:header>
      <style:footer>
        <text:p text:style-name="MP2"><text:span text:style-name="Page_20_Number"><text:span text:style-name="MT1">Copyright 2011-</text:span></text:span><text:span text:style-name="Page_20_Number"><text:span text:style-name="MT1"><text:user-defined style:data-style-name="N0" text:name="OLCByear">2021</text:user-defined></text:span></text:span><text:span text:style-name="Page_20_Number"><text:span text:style-name="MT1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2"><text:tab/><text:tab/><text:tab/><text:tab/><text:tab/> <text:s text:c="6"/>Page </text:span></text:span><text:span text:style-name="Page_20_Number"><text:span text:style-name="MT2"><text:page-number text:select-page="current">4</text:page-number></text:span></text:span><text:span text:style-name="Page_20_Number"><text:span text:style-name="MT2"> of </text:span></text:span><text:span text:style-name="Page_20_Number"><text:span text:style-name="MT2"><text:page-count style:num-format="1">6</text:page-count></text:span></text:span><text:span text:style-name="Page_20_Number"><text:span text:style-name="MT2"> - </text:span></text:span><text:span text:style-name="Page_20_Number"><text:span text:style-name="MT2"><text:user-defined style:data-style-name="N0" text:name="OLCBdate">Apr 25, 2021</text:user-defined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3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4"><draw:frame draw:style-name="Mfr1" draw:name="graphics1" text:anchor-type="paragraph" svg:x="0.459cm" svg:y="0.531cm" svg:width="7.107cm" svg:height="2.517cm" draw:z-index="1"><draw:image xlink:href="Pictures/10000000000001310000006C617D372BF560F942.png" xlink:type="simple" xlink:show="embed" xlink:actuate="onLoad"/></draw:frame></text:p>
            </table:table-cell>
            <table:table-cell table:style-name="Table1.B1" office:value-type="string">
              <text:p text:style-name="MP4"/>
            </table:table-cell>
            <table:table-cell table:style-name="Table1.C1" table:number-columns-spanned="2" office:value-type="string">
              <text:p text:style-name="MP5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4"/>
            </table:table-cell>
            <table:table-cell table:style-name="Table1.C1" table:number-columns-spanned="2" office:value-type="string">
              <text:p text:style-name="MP5">Event Identifiers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4"/>
            </table:table-cell>
            <table:table-cell table:style-name="Table1.C3" office:value-type="string">
              <text:p text:style-name="MP6"><text:user-defined style:data-style-name="N0" text:name="OLCBdate">Apr 25, 2021</text:user-defined></text:p>
            </table:table-cell>
            <table:table-cell table:style-name="Table1.C1" office:value-type="string">
              <text:p text:style-name="MP6"><text:user-defined style:data-style-name="N0" text:name="OLCBstatus">Adopted</text:user-defined></text:p>
            </table:table-cell>
          </table:table-row>
        </table:table>
        <text:p text:style-name="MP7"/>
      </style:header>
      <style:footer>
        <text:p text:style-name="MP8"><text:span text:style-name="Page_20_Number"><text:span text:style-name="MT1">Copyright 2011-</text:span></text:span><text:span text:style-name="Page_20_Number"><text:span text:style-name="MT1"><text:user-defined style:data-style-name="N0" text:name="OLCByear">2021</text:user-defined></text:span></text:span><text:span text:style-name="Page_20_Number"><text:span text:style-name="MT1">. All rights reserved. This OpenLCB document is licensed under the Creative Commons Attribution-ShareAlike 4.0 International License (CC BY-SA 4.0). See https://openlcb.org/licensing for more information.</text:span></text:span><text:span text:style-name="MT3"><text:tab/>Page </text:span><text:span text:style-name="Page_20_Number"><text:span text:style-name="MT3"><text:page-number text:select-page="current">1</text:page-number></text:span></text:span><text:span text:style-name="Page_20_Number"><text:span text:style-name="MT3"> of </text:span></text:span><text:span text:style-name="Page_20_Number"><text:span text:style-name="MT3"><text:page-count style:num-format="1">6</text:page-count></text:span></text:span><text:span text:style-name="Page_20_Number"><text:span text:style-name="MT3"> - </text:span></text:span><text:span text:style-name="Page_20_Number"><text:span text:style-name="MT3"><text:user-defined style:data-style-name="N0" text:name="OLCBdate">Apr 25, 2021</text:user-defined></text:span></text:span></text:p>
      </style:footer>
    </style:master-page>
    <style:master-page style:name="StdLandscape" style:page-layout-name="Mpm1">
      <style:header>
        <text:p text:style-name="MP1"><draw:custom-shape text:anchor-type="char" draw:z-index="0" draw:name="PowerPlusWaterMarkObject3" draw:style-name="Mgr1" draw:text-style-name="MP10" svg:width="16.627cm" svg:height="6.651cm" draw:transform="skewX (6.73624118882306E-017) rotate (0.785398163397448) translate (3.73944444444444cm 11.7810138888889cm)"><text:p text:style-name="MP9"><text:span text:style-name="MT4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 Event Identifiers Standard</text:p>
      </style:header>
      <style:footer>
        <text:p text:style-name="MP11"><text:span text:style-name="Page_20_Number"><text:span text:style-name="MT3">Copyright 20</text:span></text:span><text:span text:style-name="Page_20_Number"><text:span text:style-name="MT5">11-2015</text:span></text:span><text:span text:style-name="Page_20_Number"><text:span text:style-name="MT3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3">http://openlcb.org/Licensing.html</text:span></text:span></text:a><text:span text:style-name="Page_20_Number"><text:span text:style-name="MT3"> for license terms.</text:span></text:span><text:span text:style-name="MT3"><text:tab/>Page </text:span><text:span text:style-name="Page_20_Number"><text:span text:style-name="MT3"><text:page-number text:select-page="current">0</text:page-number></text:span></text:span><text:span text:style-name="Page_20_Number"><text:span text:style-name="MT3"> of </text:span></text:span><text:span text:style-name="Page_20_Number"><text:span text:style-name="MT3"><text:page-count style:num-format="1">6</text:page-count></text:span></text:span><text:span text:style-name="Page_20_Number"><text:span text:style-name="MT3"> - </text:span></text:span><text:span text:style-name="Page_20_Number"><text:span text:style-name="MT2">Feb 15, 2015</text:span></text:span><text:span text:style-name="Page_20_Number"><text:span text:style-name="MT3"><text:date style:data-style-name="N109" text:date-value="2021-04-30T20:59:41.444528326">4/30/2021</text:date></text:span></text:span></text:p>
      </style:footer>
    </style:master-page>
    <style:master-page style:name="StdPortrait" style:page-layout-name="Mpm2" style:next-style-name="Standard">
      <style:header>
        <text:p text:style-name="MP12">OpenLCB Event Identifiers Standard</text:p>
      </style:header>
      <style:footer>
        <text:p text:style-name="MP13"><text:span text:style-name="Page_20_Number"><text:span text:style-name="MT1">Copyright 2011-</text:span></text:span><text:span text:style-name="Page_20_Number"><text:span text:style-name="MT1"><text:user-defined style:data-style-name="N0" text:name="OLCByear">2021</text:user-defined></text:span></text:span><text:span text:style-name="Page_20_Number"><text:span text:style-name="MT1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2"><text:tab/>Page </text:span></text:span><text:span text:style-name="Page_20_Number"><text:span text:style-name="MT2"><text:page-number text:select-page="current">6</text:page-number></text:span></text:span><text:span text:style-name="Page_20_Number"><text:span text:style-name="MT2"> of </text:span></text:span><text:span text:style-name="Page_20_Number"><text:span text:style-name="MT2"><text:page-count style:num-format="1">6</text:page-count></text:span></text:span><text:span text:style-name="Page_20_Number"><text:span text:style-name="MT2"> - </text:span></text:span><text:span text:style-name="Page_20_Number"><text:span text:style-name="MT2"><text:user-defined style:data-style-name="N0" text:name="OLCBdate">Apr 25, 2021</text:user-defined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Event Identifiers Standard</dc:title>
    <meta:initial-creator>Alex Shepherd</meta:initial-creator>
    <meta:creation-date>2009-01-22T07:11:27</meta:creation-date>
    <meta:editing-cycles>141</meta:editing-cycles>
    <meta:editing-duration>P1DT9H34M43S</meta:editing-duration>
    <meta:generator>LibreOffice/5.2.3.3$MacOSX_X86_64 LibreOffice_project/d54a8868f08a7b39642414cf2c8ef2f228f780cf</meta:generator>
    <dc:date>2021-04-30T20:59:41.288230793</dc:date>
    <meta:document-statistic meta:table-count="4" meta:image-count="1" meta:object-count="0" meta:page-count="6" meta:paragraph-count="168" meta:word-count="709" meta:character-count="4270" meta:non-whitespace-character-count="3701"/>
    <meta:user-defined meta:name="OLCBdate">Apr 25, 2021</meta:user-defined>
    <meta:user-defined meta:name="OLCBstatus">Adopted</meta:user-defined>
    <meta:user-defined meta:name="OLCByear">2021</meta:user-defined>
  </office:meta>
</office:document-meta>
</file>